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19fcf" officeooo:paragraph-rsid="00019fcf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none" fo:font-weight="normal" officeooo:rsid="00019fcf" officeooo:paragraph-rsid="00019fcf" style:font-size-asian="18pt" style:font-weight-asian="normal" style:font-size-complex="18pt" style:font-weight-complex="normal"/>
    </style:style>
    <style:style style:name="P3" style:family="paragraph" style:parent-style-name="Standard">
      <style:text-properties officeooo:paragraph-rsid="00019fcf"/>
    </style:style>
    <style:style style:name="P4" style:family="paragraph" style:parent-style-name="Standard">
      <style:text-properties officeooo:rsid="00041bca" officeooo:paragraph-rsid="00041bca"/>
    </style:style>
    <style:style style:name="P5" style:family="paragraph" style:parent-style-name="Standard">
      <style:text-properties officeooo:rsid="0007118c" officeooo:paragraph-rsid="0007118c"/>
    </style:style>
    <style:style style:name="P6" style:family="paragraph" style:parent-style-name="Standard">
      <style:text-properties officeooo:rsid="000796af" officeooo:paragraph-rsid="000796af"/>
    </style:style>
    <style:style style:name="P7" style:family="paragraph" style:parent-style-name="Standard">
      <style:text-properties officeooo:rsid="000796af" officeooo:paragraph-rsid="00089daf"/>
    </style:style>
    <style:style style:name="P8" style:family="paragraph" style:parent-style-name="Standard">
      <style:text-properties officeooo:rsid="00089daf" officeooo:paragraph-rsid="00089daf"/>
    </style:style>
    <style:style style:name="P9" style:family="paragraph" style:parent-style-name="Standard">
      <style:text-properties style:text-underline-style="none" fo:font-weight="normal" officeooo:rsid="00089daf" officeooo:paragraph-rsid="00089da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a8025" officeooo:paragraph-rsid="000a802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cad04" officeooo:paragraph-rsid="000cad04" style:font-weight-asian="normal" style:font-weight-complex="normal"/>
    </style:style>
    <style:style style:name="T1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019fcf" style:font-size-asian="18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41bca" style:font-size-asian="18pt" style:font-weight-asian="normal" style:font-size-complex="18pt" style:font-weight-complex="normal"/>
    </style:style>
    <style:style style:name="T4" style:family="text">
      <style:text-properties fo:font-size="18pt" style:text-underline-style="none" fo:font-weight="normal" officeooo:rsid="0005df61" style:font-size-asian="18pt" style:font-weight-asian="normal" style:font-size-complex="18pt" style:font-weight-complex="normal"/>
    </style:style>
    <style:style style:name="T5" style:family="text">
      <style:text-properties fo:font-size="18pt" style:text-underline-style="none" fo:font-weight="normal" officeooo:rsid="0007118c" style:font-size-asian="18pt" style:font-weight-asian="normal" style:font-size-complex="18pt" style:font-weight-complex="normal"/>
    </style:style>
    <style:style style:name="T6" style:family="text">
      <style:text-properties fo:font-size="18pt" style:text-underline-style="none" fo:font-weight="normal" officeooo:rsid="00075009" style:font-size-asian="18pt" style:font-weight-asian="normal" style:font-size-complex="18pt" style:font-weight-complex="normal"/>
    </style:style>
    <style:style style:name="T7" style:family="text">
      <style:text-properties fo:font-size="18pt" style:text-underline-style="none" fo:font-weight="normal" officeooo:rsid="00089daf" style:font-size-asian="18pt" style:font-weight-asian="normal" style:font-size-complex="18pt" style:font-weight-complex="normal"/>
    </style:style>
    <style:style style:name="T8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officeooo:rsid="00075009" style:font-size-asian="18pt" style:font-weight-asian="bold" style:font-size-complex="18pt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officeooo:rsid="00041bca" style:font-size-asian="18pt" style:font-weight-asian="bold" style:font-size-complex="18pt" style:font-weight-complex="bold"/>
    </style:style>
    <style:style style:name="T11" style:family="text">
      <style:text-properties fo:font-size="18pt" style:text-underline-style="solid" style:text-underline-width="auto" style:text-underline-color="font-color" fo:font-weight="bold" officeooo:rsid="0007118c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officeooo:rsid="000a8025" style:font-size-asian="18pt" style:font-size-complex="18pt"/>
    </style:style>
    <style:style style:name="T14" style:family="text">
      <style:text-properties fo:font-size="18pt" officeooo:rsid="000cad04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2.1:</text:p>
      <text:p text:style-name="P1"/>
      <text:p text:style-name="P2">There are several ways to determine if process is alive.</text:p>
      <text:p text:style-name="P2"/>
      <text:p text:style-name="P3"><text:span text:style-name="T2">1) </text:span><text:span text:style-name="T10">top comm</text:span><text:span text:style-name="T11">and</text:span><text:span text:style-name="T10">:</text:span></text:p>
      <text:p text:style-name="P4"><text:span text:style-name="T1">The top command is one of the most basic command to monitor processes on linux, </text:span><text:span text:style-name="T5">The top program provides a dynamic real-time view of a running system . It </text:span><text:span text:style-name="T1">display system summary information <text:s/>well as a list of tasks currently being managed by the linux kernel.</text:span></text:p>
      <text:p text:style-name="P4"><text:span text:style-name="T1">The processes are listed ou</text:span><text:span text:style-name="T4">t </text:span><text:span text:style-name="T1">in a list with multiple columns for details like process name , pid , user,cpu usage and more.</text:span></text:p>
      <text:p text:style-name="P5"><text:span text:style-name="T1">The top program provides a limited interactive interface for process manipulation as well as a much more extensive interface for personal configuration.</text:span></text:p>
      <text:p text:style-name="P4"><text:span text:style-name="T1">If we search for specific proess it might be hard to find it using the top command </text:span><text:span text:style-name="T4">since the command show a lot of processed running on the system</text:span><text:span text:style-name="T1">.</text:span></text:p>
      <text:p text:style-name="P3"><text:span text:style-name="T3"><text:tab/></text:span></text:p>
      <text:p text:style-name="P4"><text:span text:style-name="T1">2) </text:span><text:span text:style-name="T8">ps </text:span><text:span text:style-name="T9">command:</text:span></text:p>
      <text:p text:style-name="P7"><text:span text:style-name="T6">T</text:span><text:span text:style-name="T1">he ps command </text:span><text:span text:style-name="T7">for itself</text:span><text:span text:style-name="T1"> displays information about </text:span><text:span text:style-name="T7">processes that connected to the terminal we run the command from it.</text:span><text:span text:style-name="T1"> </text:span></text:p>
      <text:p text:style-name="P7"><text:span text:style-name="T1">unlike the top command the information is not updating at real time.</text:span></text:p>
      <text:p text:style-name="P6"><text:span text:style-name="T1">There are several way to display the information about the process.</text:span></text:p>
      <text:p text:style-name="P6"><text:span text:style-name="T1">The ps </text:span><text:span text:style-name="T7">command with the right flags</text:span><text:span text:style-name="T1"> show </text:span><text:span text:style-name="T7">all the processes and </text:span><text:span text:style-name="T1"><text:s/>threads of each process </text:span><text:span text:style-name="T7">too ,</text:span><text:span text:style-name="T1">if we use the ps </text:span><text:span text:style-name="T7">command</text:span><text:span text:style-name="T1"> </text:span><text:span text:style-name="T7">with those flags</text:span><text:span text:style-name="T1"> we need to search for the process we want </text:span><text:span text:style-name="T7">what might be hard because there are a lot of processes running </text:span><text:span text:style-name="T1">.</text:span></text:p>
      <text:p text:style-name="P6"><text:span text:style-name="T1">We have a lot of flags for this command to help us while looking for <text:s/>the processes in our computer.</text:span></text:p>
      <text:p text:style-name="P6"><text:span text:style-name="T1">Also we can use the grep command with pipe to get only the line that re</text:span><text:span text:style-name="T7">levent to us. </text:span></text:p>
      <text:p text:style-name="P6"><text:span text:style-name="T1"/></text:p>
      <text:p text:style-name="P4"><text:span text:style-name="T6"/></text:p>
      <text:p text:style-name="P4"><text:soft-page-break/><text:span text:style-name="T6"/></text:p>
      <text:p text:style-name="P8"><text:span text:style-name="T1">3)</text:span><text:span text:style-name="T8">kill(pid,0):</text:span></text:p>
      <text:p text:style-name="P9"><text:span text:style-name="T12">When we send sig 0 then acutally no signal is sent, but existence and permission check are still performed.</text:span></text:p>
      <text:p text:style-name="P9"><text:span text:style-name="T12">To send a signal we must know the pid of the process , we cant get to much information like the other 2 commands </text:span><text:span text:style-name="T13">mentioned above</text:span><text:span text:style-name="T12">(top,ps).</text:span></text:p>
      <text:p text:style-name="P10"><text:span text:style-name="T12">The only signals that can be sent to process id 1(the init processes) are those for init has explicitly installed signal handlers.</text:span></text:p>
      <text:p text:style-name="P11"><text:span text:style-name="T12">This is an easy way to check if process is running or if we have permission for specific processes, but dont forget we need to know the process pid.</text:span></text:p>
      <text:p text:style-name="P9"><text:span text:style-name="T12"/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1:06:46.744234580</meta:creation-date>
    <dc:date>2020-07-26T15:55:41.954258957</dc:date>
    <meta:editing-duration>PT3M8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20" meta:word-count="364" meta:character-count="2000" meta:non-whitespace-character-count="1649"/>
  </office:meta>
</office:document-meta>
</file>